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P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getResolvedEPR( ServiceEndpoint 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PComponent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createEndpoint( ServiceEndpoint e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PPComponent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setEndpoints( XMPP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PComponent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